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ext:h text:style-name="Heading_20_1" text:outline-level="1">Bejelentés</text:h>
      <text:h text:style-name="Heading_20_2" text:outline-level="2">Magyar OpenOffice.org 2.0.2 Premium változat</text:h>
      <text:p text:style-name="Standard">Elkészült a magyar OpenOffice.org 2.0.2 FSF.hu változatának különleges, kibővített kiadása. Ez a kiadás megegyezik a magyar OpenOffice.org 2.0.2 irodai programcsomaggal, de a hozzácsomagolt kiegészítők tekintetében jelentősen felülmúlja azt. A magyar OpenOffice.org 2.0.2 Premium változata az alábbi kiegészítőket tartalmazza:</text:p>
      <text:list text:style-name="L1">
        <text:list-item>
          <text:p text:style-name="P1">Több mint 2400 elemből álló képtár</text:p>
        </text:list-item>
        <text:list-item>
          <text:p text:style-name="P1">Több mint 55 sablon, változatos témákban</text:p>
        </text:list-item>
        <text:list-item>
          <text:p text:style-name="P1">Több mint 80 Impress bemutatóháttér</text:p>
        </text:list-item>
        <text:list-item>
          <text:p text:style-name="P1">Magyar nyelvű dokumentáció</text:p>
        </text:list-item>
        <text:list-item>
          <text:p text:style-name="P1">További szótárak brit angol, német és olasz nyelvekhez</text:p>
        </text:list-item>
      </text:list>
      <text:p text:style-name="P2">További újdonságok:</text:p>
      <text:list text:style-name="L1">
        <text:list-item text:start-value="1">
          <text:p text:style-name="P1">Szabványos bővítése az Openoffice.org forráskódjának, így a továbbfejlesztések a legegyszerűbben elvégezhetők</text:p>
        </text:list-item>
        <text:list-item>
          <text:p text:style-name="P1">Az OpenOffice.org nyelvi eszközeinek alkalmazása révén az összes, OpenOffice.org által támogatott nyelvhez készülhet Premium változat</text:p>
        </text:list-item>
      </text:list>
      <text:p text:style-name="Standard"/>
      <text:p text:style-name="P3"><text:span text:style-name="Strong_20_Emphasis">A Premium változat forráskódja teljes mértékben<text:line-break/>kompatibilis a hivatalos OpenOffice.org forráskóddal,<text:line-break/>így továbbfejlesztése, más nyelvi változatok<text:line-break/>megjelenése közösségi alapokon végezhető!</text:span></text:p>
      <text:p text:style-name="Standard"/>
      <text:p text:style-name="Standard">Ezek a kiegészítők eddig is letölthetőek voltak a <text:a xlink:type="simple" xlink:href="http://hu.openoffice.org/">http://hu.openoffice.org/</text:a> valamint a <text:a xlink:type="simple" xlink:href="http://www.openoffice.org/">http://www.openoffice.org/</text:a> közösségi honlapokról.</text:p>
      <text:p text:style-name="Standard"/>
      <text:p text:style-name="Standard"><text:span text:style-name="T1">OpenOffice.org 2.0.2 Premium FSF.hu buildek letöltése:<text:line-break/></text:span><text:span text:style-name="T2"> </text:span><text:a xlink:type="simple" xlink:href="http://ftp.fsf.hu/OpenOffice.org_hu/2.0.2_Premium"><text:span text:style-name="T3">http://ftp.fsf.hu/OpenOffice.org_hu/2.0.2_Premium</text:span></text:a></text:p>
      <text:h text:style-name="Heading_20_2" text:outline-level="2">A magyar OpenOffice.org 2.0.2 FSF.hu változatának újdonságai a 2.0-ás verzióhoz képest:</text:h>
      <text:list text:style-name="L2">
        <text:list-item>
          <text:p text:style-name="P4">Tovább finomított helyesírás-ellenőrzés</text:p>
        </text:list-item>
        <text:list-item>
          <text:p text:style-name="P4">Az alapértelmezett Bitsteram Vera betűkészlet lecserélése a hazai igényeknek jobban megfelelő DejaVu betűkészletre (<text:a xlink:type="simple" xlink:href="http://dejavu.sourceforge.net/">http://dejavu.sourceforge.net/</text:a>)</text:p>
        </text:list-item>
        <text:list-item>
          <text:p text:style-name="P4">Corel Quattro Pro 6.0 importszűrő</text:p>
        </text:list-item>
      </text:list>
      <text:list text:style-name="L3">
        <text:list-item>
          <text:p text:style-name="P5">SVG imporszűrő</text:p>
        </text:list-item>
      </text:list>
      <text:list text:style-name="L2">
        <text:list-item text:start-value="1">
          <text:p text:style-name="P4">Javított ikonkészlet a Windows operációs rendszerekre szánt verzióknál</text:p>
        </text:list-item>
        <text:list-item>
          <text:p text:style-name="P4">4-40%-al gyorsított Word-dokumentum importálási sebesség</text:p>
        </text:list-item>
        <text:list-item>
          <text:p text:style-name="P4">40 elemre bővített Betűbűvész-képtár</text:p>
        </text:list-item>
        <text:list-item>
          <text:p text:style-name="P4">A Linuxos KDE címjegyzék használatának lehetősége adatforrásként</text:p>
        </text:list-item>
        <text:list-item>
          <text:p text:style-name="P4">Természetes rendezési algoritmus használatának lehetősége Calcban</text:p>
        </text:list-item>
        <text:list-item>
          <text:p text:style-name="P4">A felhasználói felület fordításának javításai</text:p>
        </text:list-item>
      </text:list>
      <text:list text:style-name="L4">
        <text:list-item>
          <text:p text:style-name="P6">Általános hibajavítások és teljesítménynövelés. Részletes lista elérhető a következő linken: (<text:a xlink:type="simple" xlink:href="http://development.openoffice.org/releases/2.0.2.html">http://development.openoffice.org/releases/2.0.2.html</text:a>)</text:p>
        </text:list-item>
        <text:list-item>
          <text:p text:style-name="P6">Teljesen lefordított, magyar nyelvű súgó és részletes tippek</text:p>
        </text:list-item>
      </text:list>
      <text:list text:style-name="L3">
        <text:list-item text:start-value="1">
          <text:p text:style-name="P5">Kettőzött többjegyű mássalhangzók elválasztása</text:p>
        </text:list-item>
        <text:list-item>
          <text:p text:style-name="P5">Átváltható ikontéma (standard, GNOME, KDE és kontrasztos)</text:p>
        </text:list-item>
        <text:list-item>
          <text:p text:style-name="P5">writer2latex exportszűrő</text:p>
        </text:list-item>
        <text:list-item>
          <text:p text:style-name="P5">Javítottuk a magyar ábécésorrendbe rendezésért felelős programrészt, mert voltak apróbb hiányosságai</text:p>
        </text:list-item>
        <text:list-item>
          <text:p text:style-name="P5">KDE téma átvétele Linuxon</text:p>
        </text:list-item>
        <text:list-item>
          <text:p text:style-name="P5">Részletes tippek alapból bekapcsolva</text:p>
        </text:list-item>
        <text:list-item>
          <text:p text:style-name="P5">MS Office-dokumentumok e-mailben elküldésének lehetősége Writerből, Impressből és Calcból</text:p>
        </text:list-item>
        <text:list-item>
          <text:p text:style-name="P5">Általános szűrőben további lehetőségek (tartalmazza, nem tartalmazza, kezdete ez, vége ez)</text:p>
        </text:list-item>
        <text:list-item>
          <text:p text:style-name="P5">Automatikus szűrőben további lehetőségek (üres, nem üres)</text:p>
        </text:list-item>
        <text:list-item>
          <text:p text:style-name="P5">Duplakattintással szerkeszthető munkalapnevek Calcban</text:p>
        </text:list-item>
        <text:list-item>
          <text:p text:style-name="P5">Helyi menüből fájlba menthető képek a Drawban</text:p>
        </text:list-item>
        <text:list-item>
          <text:p text:style-name="P5">Helyi menüből elérhető jegyzet beszúrása lehetőség a cellához a Calcban</text:p>
        </text:list-item>
      </text:list>
      <text:p text:style-name="Text_20_body"/>
      <text:p text:style-name="Standard">Az OpenOffice.org 2.0.2 - Angol kiadási jegyzete:<text:line-break/><text:a xlink:type="simple" xlink:href="http://development.openoffice.org/releases/2.0.2.html">http://development.openoffice.org/releases/2.0.2.html</text:a><text:line-break/></text:p>
      <text:h text:style-name="Heading_20_2" text:outline-level="2">Az OpenOffice.org Premium változatához felhasznált anyagok</text:h>
      <text:p text:style-name="Text_20_body">Az OpenOffice.org Premium számos független hozzájáruló munkáján alapul. Minden tartalom és anyag LGPL vagy PDL vagy más szabad licenc alapján használható fel.</text:p>
      <text:h text:style-name="Heading_20_3" text:outline-level="3">Galéria / Képtár</text:h>
      <text:p text:style-name="Text_20_body">A következők munkája került felhasználásra:</text:p>
      <text:list text:style-name="L5">
        <text:list-item>
          <text:p text:style-name="P7">OO Extras - <text:a xlink:type="simple" xlink:href="http://ooextras.sourceforge.net/">http://ooextras.sourceforge.net/</text:a> - LGPL</text:p>
        </text:list-item>
        <text:list-item>
          <text:p text:style-name="P7">fr.openoffice.org team's Gallery - <text:a xlink:type="simple" xlink:href="http://fr.openoffice.org/Documentation/Gallery/indexgal.html">http://fr.openoffice.org/Documentation/Gallery/indexgal.html</text:a> - LGPL</text:p>
        </text:list-item>
        <text:list-item>
          <text:p text:style-name="P7">PrOOo-Box - <text:a xlink:type="simple" xlink:href="http://www.prooo-box.org/">http://www.prooo-box.org/</text:a> - LGPL/PDL</text:p>
        </text:list-item>
        <text:list-item>
          <text:p text:style-name="P7">Cisco Icon Library - <text:a xlink:type="simple" xlink:href="http://www.cisco.com/warp/public/503/2.html">http://www.cisco.com/warp/public/503/2.html</text:a> - Szabad</text:p>
        </text:list-item>
        <text:list-item>
          <text:p text:style-name="P7">Daniel Carrera gyűjteménye - <text:a xlink:type="simple" xlink:href="http://www.openoffice.org/">http://www.openoffice.org/</text:a> - PDL</text:p>
        </text:list-item>
      </text:list>
      <text:h text:style-name="Heading_20_3" text:outline-level="3">Sablonok</text:h>
      <text:p text:style-name="Text_20_body">A következők munkája került felhasználásra:</text:p>
      <text:list text:style-name="L6">
        <text:list-item>
          <text:p text:style-name="P8">OO Extras - <text:a xlink:type="simple" xlink:href="http://ooextras.sourceforge.net/">http://ooextras.sourceforge.net/</text:a> - LGPL</text:p>
        </text:list-item>
        <text:list-item>
          <text:p text:style-name="P8">PrOOo-Box - <text:a xlink:type="simple" xlink:href="http://www.prooo-box.org/">http://www.prooo-box.org/</text:a> - LGPL/PDL</text:p>
        </text:list-item>
        <text:list-item>
          <text:p text:style-name="P8">Hozzájárulók munkái - <text:a xlink:type="simple" xlink:href="http://hu.openoffice.org/">http://hu.openoffice.org/</text:a> - LGPL vagy PDL vagy Szabad</text:p>
        </text:list-item>
        <text:list-item>
          <text:p text:style-name="P8">Daniel Carrera gyűjteménye - <text:a xlink:type="simple" xlink:href="http://www.openoffice.org/">http://www.openoffice.org/</text:a> - LGPL</text:p>
        </text:list-item>
      </text:list>
      <text:h text:style-name="Heading_20_3" text:outline-level="3">Szótárak</text:h>
      <text:p text:style-name="Text_20_body">A következők munkája került felhasználásra:</text:p>
      <text:list text:style-name="L7">
        <text:list-item>
          <text:p text:style-name="P9"><text:a xlink:type="simple" xlink:href="http://lingucomponent.openoffice.org/download_dictionary.html">http://lingucomponent.openoffice.org/download_dictionary.html</text:a> - LGPL vagy PDL vagy Szabad</text:p>
        </text:list-item>
      </text:list>
      <text:h text:style-name="Heading_20_3" text:outline-level="3">Betűkészletek</text:h>
      <text:p text:style-name="Text_20_body">A következők munkája került felhasználásra:</text:p>
      <text:list text:style-name="L8">
        <text:list-item>
          <text:p text:style-name="P10">Larabie Fonts - <text:a xlink:type="simple" xlink:href="http://www.larabiefonts.com/">http://www.larabiefonts.com/</text:a> - Szabad (a honlapon)</text:p>
        </text:list-item>
      </text:list>
      <text:h text:style-name="Heading_20_3" text:outline-level="3">Dokumentumok és Minták</text:h>
      <text:p text:style-name="Text_20_body">A következők munkája került felhasználásra:</text:p>
      <text:list text:style-name="L9">
        <text:list-item>
          <text:p text:style-name="P11">Hozzájárulók munkái - <text:a xlink:type="simple" xlink:href="http://hu.openoffice.org/">http://hu.openoffice.org/</text:a> - PDL</text:p>
        </text:list-item>
        <text:list-item>
          <text:p text:style-name="P11">OpenOffice.org a gyakorlatban - <text:a xlink:type="simple" xlink:href="http://hu.openoffice.org/">http://hu.openoffice.org/</text:a> - LGPL</text:p>
        </text:list-item>
        <text:list-item>
          <text:p text:style-name="P11">Novell's contribution - <text:a xlink:type="simple" xlink:href="http://www.novell.com/">http://www.novell.com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fo:padding="0cm" fo:border-left="none" fo:border-right="none" fo:border-top="none" fo:border-bottom="0.035cm solid #000000" style:shadow="none"/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Bejelentés: <text:title>Magyar OpenOffice.org 2.0.2 Premium változat</text:title><text:tab/>2006. 03. 20.</text:p>
      </style:header>
      <style:footer>
        <text:p text:style-name="P2"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Magyar OpenOffice.org 2.0.2 Premium változat</dc:title>
    <dc:subject>Elkészült a magyar OpenOffice.org 2.0.1 FSF.hu változatának különleges, kibővített kiadása. Ez a kiadás megegyezik a magyar OpenOffice.org 2.0.2 irodai programcsomaggal, de a hozzácsomagolt kiegészítők tekintetében jelentősen felülmúlja azt.</dc:subject>
    <meta:creation-date>2005-12-29T08:50:33</meta:creation-date>
    <dc:date>2006-03-18T18:15:26</dc:date>
    <dc:language>hu-HU</dc:language>
    <meta:editing-cycles>21</meta:editing-cycles>
    <meta:editing-duration>PT2H2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8" meta:word-count="502" meta:character-count="4339"/>
  </office:meta>
</office:document-meta>
</file>